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Bold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12.236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8.58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5.383cm"/>
    </style:style>
    <style:style style:name="co8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5.2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3.745cm"/>
    </style:style>
    <style:style style:name="co17" style:family="table-column">
      <style:table-column-properties fo:break-before="auto" style:column-width="3.801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4.0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d1c24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33ff99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style:font-name="Times New Roman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PM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Build Quantity(for 3 Boards)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3 C5 C11</text:p>
          </table:table-cell>
          <table:table-cell office:value-type="string">
            <text:p>100nF</text:p>
          </table:table-cell>
          <table:table-cell office:value-type="string">
            <text:p>C_0603_1608Metric_Pad1.05x0.95mm_HandSolder</text:p>
          </table:table-cell>
          <table:table-cell table:style-name="ce6" office:value-type="string">
            <text:p>MC0603B104M160CT </text:p>
          </table:table-cell>
          <table:table-cell table:style-name="ce7" office:value-type="string">
            <text:p><text:s/>MULTICOMP P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978">
            <text:p>0.978</text:p>
          </table:table-cell>
          <table:table-cell office:value-type="float" office:value="1">
            <text:p>1</text:p>
          </table:table-cell>
          <table:table-cell/>
          <table:table-cell table:formula="of:=[.K2]*[.M2]" office:value-type="float" office:value="0">
            <text:p>0</text:p>
          </table:table-cell>
          <table:table-cell table:style-name="ce6" office:value-type="string">
            <text:p><text:a xlink:href="https://in.element14.com/multicomp/mc0603b104m160ct/ceramic-capacitor-0-1uf-16v-x7r/dp/1709956">https://in.element14.com/multicomp/mc0603b104m160ct/ceramic-capacitor-0-1uf-16v-x7r/dp/1709956</text:a></text:p>
          </table:table-cell>
          <table:table-cell office:value-type="string">
            <text:p>16V</text:p>
          </table:table-cell>
          <table:table-cell office:value-type="string">
            <text:p>Buy locally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npolarized capacit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C_0603_1608Metric_Pad1.05x0.95mm_HandSold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/>
          <table:table-cell table:style-name="ce2"/>
          <table:table-cell table:formula="of:=[.K3]*[.M3]" office:value-type="float" office:value="0">
            <text:p>0</text:p>
          </table:table-cell>
          <table:table-cell table:style-name="ce2"/>
          <table:table-cell office:value-type="string">
            <text:p>Use 4.7uF if you don't find 100uF in local market</text:p>
          </table:table-cell>
          <table:table-cell office:value-type="string">
            <text:p>Buy Local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string">
            <text:p>10nF</text:p>
          </table:table-cell>
          <table:table-cell office:value-type="string">
            <text:p>C_0603_1608Metric_Pad1.05x0.95mm_HandSolder</text:p>
          </table:table-cell>
          <table:table-cell table:style-name="ce6" office:value-type="string">
            <text:p>MC0603B103M500CT</text:p>
          </table:table-cell>
          <table:table-cell table:style-name="ce7" office:value-type="string">
            <text:p><text:s/>MULTICOMP P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34">
            <text:p>0.734</text:p>
          </table:table-cell>
          <table:table-cell office:value-type="float" office:value="1">
            <text:p>1</text:p>
          </table:table-cell>
          <table:table-cell/>
          <table:table-cell table:formula="of:=[.K4]*[.M4]" office:value-type="float" office:value="0">
            <text:p>0</text:p>
          </table:table-cell>
          <table:table-cell office:value-type="string">
            <text:p><text:a xlink:href="https://in.element14.com/multicomp/mc0603b103m500ct/ceramic-capacitor-0-01uf-50v-x7r/dp/1709948">https://in.element14.com/multicomp/mc0603b103m500ct/ceramic-capacitor-0-01uf-50v-x7r/dp/1709948</text:a></text:p>
          </table:table-cell>
          <table:table-cell office:value-type="string">
            <text:p>50V</text:p>
          </table:table-cell>
          <table:table-cell office:value-type="string">
            <text:p>Buy locally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Unpolarized capacito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4 C6 C10 C12</text:p>
          </table:table-cell>
          <table:table-cell table:style-name="ce3" office:value-type="string">
            <text:p>1uF</text:p>
          </table:table-cell>
          <table:table-cell table:style-name="ce3" office:value-type="string">
            <text:p>C_0603_1608Metric_Pad1.05x0.95mm_HandSolder</text:p>
          </table:table-cell>
          <table:table-cell table:style-name="ce3" office:value-type="string">
            <text:p>MC0603X105K100CT</text:p>
          </table:table-cell>
          <table:table-cell table:style-name="ce8" office:value-type="string">
            <text:p><text:s/>MULTICOMP PRO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/>
          <table:table-cell table:style-name="ce3"/>
          <table:table-cell table:style-name="ce3"/>
          <table:table-cell table:formula="of:=[.K5]*[.M5]" office:value-type="float" office:value="0">
            <text:p>0</text:p>
          </table:table-cell>
          <table:table-cell table:style-name="ce3" office:value-type="string">
            <text:p>https://in.element14.com/multicomp/mc0603x105k100ct/cap-1-f-10v-10-x5r-0603/dp/1759399RL</text:p>
          </table:table-cell>
          <table:table-cell table:style-name="ce9" office:value-type="string">
            <text:p>NO longer Manufactured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7 C9</text:p>
          </table:table-cell>
          <table:table-cell office:value-type="string">
            <text:p>22pF</text:p>
          </table:table-cell>
          <table:table-cell office:value-type="string">
            <text:p>C_0603_1608Metric_Pad1.05x0.95mm_HandSolder</text:p>
          </table:table-cell>
          <table:table-cell office:value-type="string">
            <text:p>0603N220J500CT</text:p>
          </table:table-cell>
          <table:table-cell office:value-type="string">
            <text:p>WALSI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4">
            <text:p>2.04</text:p>
          </table:table-cell>
          <table:table-cell office:value-type="float" office:value="10">
            <text:p>10</text:p>
          </table:table-cell>
          <table:table-cell/>
          <table:table-cell table:formula="of:=[.K6]*[.M6]" office:value-type="float" office:value="0">
            <text:p>0</text:p>
          </table:table-cell>
          <table:table-cell office:value-type="string">
            <text:p><text:a xlink:href="https://in.element14.com/walsin/0603n220j500ct/cap-22pf-50v-5-c0g-np0-0603/dp/2496893">https://in.element14.com/walsin/0603n220j500ct/cap-22pf-50v-5-c0g-np0-0603/dp/2496893</text:a></text:p>
          </table:table-cell>
          <table:table-cell office:value-type="string">
            <text:p>50V</text:p>
          </table:table-cell>
          <table:table-cell office:value-type="string">
            <text:p>Buy locally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Unpolarized capacit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4.7uF</text:p>
          </table:table-cell>
          <table:table-cell table:style-name="ce2" office:value-type="string">
            <text:p>C_0603_1608Metric_Pad1.05x0.95mm_HandSolder</text:p>
          </table:table-cell>
          <table:table-cell table:style-name="ce2" office:value-type="string">
            <text:p>0603F475Z100CT</text:p>
          </table:table-cell>
          <table:table-cell table:style-name="ce2" office:value-type="string">
            <text:p>WALSI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.64">
            <text:p>13.64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formula="of:=[.K7]*[.M7]" office:value-type="float" office:value="0">
            <text:p>0</text:p>
          </table:table-cell>
          <table:table-cell table:style-name="ce2" office:value-type="string">
            <text:p><text:a xlink:href="https://in.element14.com/walsin/0603f475z100ct/cap-4-7-f-10v-y5v-0603-reel/dp/2524873">https://in.element14.com/walsin/0603f475z100ct/cap-4-7-f-10v-y5v-0603-reel/dp/2524873</text:a></text:p>
          </table:table-cell>
          <table:table-cell office:value-type="string">
            <text:p>10V – You will have to buy extra for C8</text:p>
          </table:table-cell>
          <table:table-cell office:value-type="string">
            <text:p>Buy locally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GB Led</text:p>
          </table:table-cell>
          <table:table-cell office:value-type="string">
            <text:p>LED_RGB</text:p>
          </table:table-cell>
          <table:table-cell office:value-type="string">
            <text:p>D3</text:p>
          </table:table-cell>
          <table:table-cell office:value-type="string">
            <text:p>LED_RGB</text:p>
          </table:table-cell>
          <table:table-cell office:value-type="string">
            <text:p>PLCC6</text:p>
          </table:table-cell>
          <table:table-cell table:style-name="ce6" office:value-type="string">
            <text:p>CLX6F-FKC-CNP1ST1E1BB7D3D3 </text:p>
          </table:table-cell>
          <table:table-cell office:value-type="string">
            <text:p>CRE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.14">
            <text:p>23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K8]*[.M8]" office:value-type="float" office:value="69.42">
            <text:p>69.42</text:p>
          </table:table-cell>
          <table:table-cell office:value-type="string">
            <text:p><text:a xlink:href="https://in.element14.com/cree/clx6f-fkc-cnp1st1e1bb7d3d3/led-aec-q101-rgb-750-1350-240mcd/dp/2840590?st=rgb%20led">https://in.element14.com/cree/clx6f-fkc-cnp1st1e1bb7d3d3/led-aec-q101-rgb-750-1350-240mcd/dp/2840590?st=rgb%20led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1</text:p>
          </table:table-cell>
          <table:table-cell office:value-type="string">
            <text:p>PWR_LED</text:p>
          </table:table-cell>
          <table:table-cell office:value-type="string">
            <text:p>LED_VISHAY</text:p>
          </table:table-cell>
          <table:table-cell office:value-type="string">
            <text:p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17">
            <text:p>30.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K9]*[.M9]" office:value-type="float" office:value="90.51">
            <text:p>90.51</text:p>
          </table:table-cell>
          <table:table-cell table:style-name="ce6" office:value-type="string">
            <text:p><text:a xlink:href="https://in.element14.com/vishay/tlms1000-gs08/led-0603-red-4mcd-628nm/dp/1328308">https://in.element14.com/vishay/tlms1000-gs08/led-0603-red-4mcd-628nm/dp/1328308</text:a> 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4</text:p>
          </table:table-cell>
          <table:table-cell office:value-type="string">
            <text:p>USR_LED1</text:p>
          </table:table-cell>
          <table:table-cell office:value-type="string">
            <text:p>LED_VISHAY</text:p>
          </table:table-cell>
          <table:table-cell office:value-type="string">
            <text:p><text:s/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K10]*[.M10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%3Aen-IN%2FElement14_India%2Fsearch</text:a>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2</text:p>
          </table:table-cell>
          <table:table-cell office:value-type="string">
            <text:p>USR_LED2</text:p>
          </table:table-cell>
          <table:table-cell office:value-type="string">
            <text:p>LED_VISHAY</text:p>
          </table:table-cell>
          <table:table-cell office:value-type="string">
            <text:p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K11]*[.M11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:en-IN/Element14_India/search</text:a>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neric connector, single row, 01x05</text:p>
          </table:table-cell>
          <table:table-cell office:value-type="string">
            <text:p>Conn_01x05_Male</text:p>
          </table:table-cell>
          <table:table-cell office:value-type="string">
            <text:p>J3</text:p>
          </table:table-cell>
          <table:table-cell office:value-type="string">
            <text:p>Conn_01x05_Male</text:p>
          </table:table-cell>
          <table:table-cell office:value-type="string">
            <text:p>PinHeader_1x05_P1.00mm_Vertical</text:p>
          </table:table-cell>
          <table:table-cell office:value-type="string">
            <text:p><text:s/>M52-040023V0545</text:p>
          </table:table-cell>
          <table:table-cell office:value-type="string">
            <text:p>Harv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.42">
            <text:p>58.42</text:p>
          </table:table-cell>
          <table:table-cell office:value-type="float" office:value="1">
            <text:p>1</text:p>
          </table:table-cell>
          <table:table-cell/>
          <table:table-cell table:formula="of:=[.K12]*[.M12]" office:value-type="float" office:value="0">
            <text:p>0</text:p>
          </table:table-cell>
          <table:table-cell office:value-type="string">
            <text:p><text:a xlink:href="https://in.element14.com/harwin/m52-040023v0545/header-tht-vertical-1-27mm-5way/dp/1099560">https://in.element14.com/harwin/m52-040023v0545/header-tht-vertical-1-27mm-5way/dp/109956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SB Micro Type B connector</text:p>
          </table:table-cell>
          <table:table-cell office:value-type="string">
            <text:p>USB_B_Micro</text:p>
          </table:table-cell>
          <table:table-cell office:value-type="string">
            <text:p>J1 J2</text:p>
          </table:table-cell>
          <table:table-cell office:value-type="string">
            <text:p>USB_B_Micro</text:p>
          </table:table-cell>
          <table:table-cell office:value-type="string">
            <text:p>usb</text:p>
          </table:table-cell>
          <table:table-cell office:value-type="string">
            <text:p>47346-0001</text:p>
          </table:table-cell>
          <table:table-cell office:value-type="string">
            <text:p>Mole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6.26">
            <text:p>66.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13]*[.M13]" office:value-type="float" office:value="265.04">
            <text:p>265.04</text:p>
          </table:table-cell>
          <table:table-cell office:value-type="string">
            <text:p><text:a xlink:href="https://in.element14.com/molex/47346-0001/usb-conn-2-0-micro-usb-type-b/dp/1568026?st=mirco%20usb%20connector">https://in.element14.com/molex/47346-0001/usb-conn-2-0-micro-usb-type-b/dp/1568026?st=mirco usb connector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WR06X000 PTL</text:p>
          </table:table-cell>
          <table:table-cell office:value-type="string">
            <text:p>WALSI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K14]*[.M14]" office:value-type="float" office:value="11.2">
            <text:p>11.2</text:p>
          </table:table-cell>
          <table:table-cell office:value-type="string">
            <text:p><text:a xlink:href="https://in.element14.com/walsin/wr06x000-ptl/res-0r0-0603-thick-film/dp/2502392RL">https://in.element14.com/walsin/wr06x000-ptl/res-0r0-0603-thick-film/dp/2502392RL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string">
            <text:p>R_0603_1608Metric_Pad1.05x0.95mm_HandSolder</text:p>
          </table:table-cell>
          <table:table-cell office:value-type="string">
            <text:p>WR06X1002FTL</text:p>
          </table:table-cell>
          <table:table-cell office:value-type="string">
            <text:p>WALSIN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K15]*[.M15]" office:value-type="float" office:value="6.93">
            <text:p>6.93</text:p>
          </table:table-cell>
          <table:table-cell office:value-type="string">
            <text:p><text:a xlink:href="https://in.element14.com/walsin/wr06x1002ftl/res-10k-1-75v-0603-thick-film/dp/2502397">https://in.element14.com/walsin/wr06x1002ftl/res-10k-1-75v-0603-thick-film/dp/2502397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WR06X30R0FTL</text:p>
          </table:table-cell>
          <table:table-cell office:value-type="string">
            <text:p>WALS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K16]*[.M16]" office:value-type="float" office:value="6.93">
            <text:p>6.93</text:p>
          </table:table-cell>
          <table:table-cell office:value-type="string">
            <text:p><text:a xlink:href="https://in.element14.com/walsin/wr06x30r0ftl/res-30r-1-0-1w-0603-thick-film/dp/2670750">https://in.element14.com/walsin/wr06x30r0ftl/res-30r-1-0-1w-0603-thick-film/dp/267075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MCWR06X62R0FTL</text:p>
          </table:table-cell>
          <table:table-cell office:value-type="string">
            <text:p><text:s/>MULTICOMP P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0">
            <text:p>10</text:p>
          </table:table-cell>
          <table:table-cell table:formula="of:=[.K17]*[.M17]" office:value-type="float" office:value="2.8">
            <text:p>2.8</text:p>
          </table:table-cell>
          <table:table-cell office:value-type="string">
            <text:p><text:a xlink:href="https://in.element14.com/multicomp/mcwr06x62r0ftl/res-62r-1-0-1w-thick-film/dp/2447415">https://in.element14.com/multicomp/mcwr06x62r0ftl/res-62r-1-0-1w-thick-film/dp/2447415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MCWR06X7500FTL</text:p>
          </table:table-cell>
          <table:table-cell office:value-type="string">
            <text:p>MULTICOMP P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10">
            <text:p>10</text:p>
          </table:table-cell>
          <table:table-cell table:formula="of:=[.K18]*[.M18]" office:value-type="float" office:value="2.9">
            <text:p>2.9</text:p>
          </table:table-cell>
          <table:table-cell office:value-type="string">
            <text:p><text:a xlink:href="https://in.element14.com/multicomp/mcwr06x7500ftl/res-750r-1-0-1w-thick-film/dp/2447432">https://in.element14.com/multicomp/mcwr06x7500ftl/res-750r-1-0-1w-thick-film/dp/2447432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string">
            <text:p>R_0603_1608Metric_Pad1.05x0.95mm_HandSol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10">
            <text:p>10</text:p>
          </table:table-cell>
          <table:table-cell table:formula="of:=[.K19]*[.M19]" office:value-type="float" office:value="2.7">
            <text:p>2.7</text:p>
          </table:table-cell>
          <table:table-cell office:value-type="string">
            <text:p><text:a xlink:href="https://in.element14.com/multicomp/mcwr06x82r0ftl/res-82r-1-0-1w-thick-film/dp/2447439">https://in.element14.com/multicomp/mcwr06x82r0ftl/res-82r-1-0-1w-thick-film/dp/2447439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witch, dual pole double throw</text:p>
          </table:table-cell>
          <table:table-cell office:value-type="string">
            <text:p>SW_DPDT_x2</text:p>
          </table:table-cell>
          <table:table-cell office:value-type="string">
            <text:p>SW1</text:p>
          </table:table-cell>
          <table:table-cell office:value-type="string">
            <text:p>SW_DPDT_x2</text:p>
          </table:table-cell>
          <table:table-cell office:value-type="string">
            <text:p>SLIDE_SWITCH_3.6x9.0m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2">
            <text:p>35.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0]*[.M20]" office:value-type="float" office:value="70.44">
            <text:p>70.44</text:p>
          </table:table-cell>
          <table:table-cell office:value-type="string">
            <text:p><text:a xlink:href="https://in.element14.com/c-k-components/js202011jcqn/slide-switch-dpdt-0-3a-6vdc-smd/dp/2931766">https://in.element14.com/c-k-components/js202011jcqn/slide-switch-dpdt-0-3a-6vdc-smd/dp/293176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ush button switch, generic, two pins</text:p>
          </table:table-cell>
          <table:table-cell office:value-type="string">
            <text:p>SW_Push</text:p>
          </table:table-cell>
          <table:table-cell office:value-type="string">
            <text:p>SW2 SW3</text:p>
          </table:table-cell>
          <table:table-cell office:value-type="string">
            <text:p>SW_Push</text:p>
          </table:table-cell>
          <table:table-cell office:value-type="string">
            <text:p>TACTILE_SWITCH_3.5X6.0mm</text:p>
          </table:table-cell>
          <table:table-cell office:value-type="string">
            <text:p>FSMSM</text:p>
          </table:table-cell>
          <table:table-cell office:value-type="string">
            <text:p>ALCOSWITCH - TE CONNECTIVIT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.21">
            <text:p>22.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21]*[.M21]" office:value-type="float" office:value="88.84">
            <text:p>88.84</text:p>
          </table:table-cell>
          <table:table-cell office:value-type="string">
            <text:p><text:a xlink:href="https://in.element14.com/alcoswitch-te-connectivity/fsmsm/switch-spst-0-05a-24vdc-smd/dp/1703878">https://in.element14.com/alcoswitch-te-connectivity/fsmsm/switch-spst-0-05a-24vdc-smd/dp/1703878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USB serial converter, UART, SOIC-16</text:p>
          </table:table-cell>
          <table:table-cell office:value-type="string">
            <text:p>CH340G</text:p>
          </table:table-cell>
          <table:table-cell office:value-type="string">
            <text:p>U1</text:p>
          </table:table-cell>
          <table:table-cell office:value-type="string">
            <text:p>CH340G</text:p>
          </table:table-cell>
          <table:table-cell office:value-type="string">
            <text:p>SOIC-16_3.9x9.9mm_P1.27mm</text:p>
          </table:table-cell>
          <table:table-cell office:value-type="string">
            <text:p>Local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2]*[.M22]" office:value-type="float" office:value="86">
            <text:p>86</text:p>
          </table:table-cell>
          <table:table-cell office:value-type="string">
            <text:p><text:a xlink:href="https://robu.in/product/ch340g-soic16-usb-to-serial-ttl-rs232-converter-ic/">https://robu.in/product/ch340g-soic16-usb-to-serial-ttl-rs232-converter-ic/</text:a></text:p>
          </table:table-cell>
          <table:table-cell office:value-type="string">
            <text:p>Locally purchased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ow power, analog thermistor temperature sensor,SOT-23-3</text:p>
          </table:table-cell>
          <table:table-cell office:value-type="string">
            <text:p>MCP9700AT-ETT</text:p>
          </table:table-cell>
          <table:table-cell office:value-type="string">
            <text:p>U3</text:p>
          </table:table-cell>
          <table:table-cell office:value-type="string">
            <text:p>MCP9700AT-ETT</text:p>
          </table:table-cell>
          <table:table-cell office:value-type="string">
            <text:p>SOT-23</text:p>
          </table:table-cell>
          <table:table-cell office:value-type="string">
            <text:p>MCP9700AT-E/TT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.64">
            <text:p>22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3]*[.M23]" office:value-type="float" office:value="45.28">
            <text:p>45.28</text:p>
          </table:table-cell>
          <table:table-cell office:value-type="string">
            <text:p><text:a xlink:href="https://in.element14.com/microchip/mcp9700at-e-tt/sensor-temperature-1deg-c-3sot23/dp/1605577">https://in.element14.com/microchip/mcp9700at-e-tt/sensor-temperature-1deg-c-3sot23/dp/1605577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M Microcontroller</text:p>
          </table:table-cell>
          <table:table-cell office:value-type="string">
            <text:p>STM32F070F6P6</text:p>
          </table:table-cell>
          <table:table-cell office:value-type="string">
            <text:p>U2</text:p>
          </table:table-cell>
          <table:table-cell office:value-type="string">
            <text:p>STM32F070F6P6</text:p>
          </table:table-cell>
          <table:table-cell office:value-type="string">
            <text:p>TSSOP20_P0.65mm</text:p>
          </table:table-cell>
          <table:table-cell office:value-type="string">
            <text:p>STM32F070F6P6TR</text:p>
          </table:table-cell>
          <table:table-cell office:value-type="string">
            <text:p>STMICROELECTRON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3.4">
            <text:p>103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4]*[.M24]" office:value-type="float" office:value="206.8">
            <text:p>206.8</text:p>
          </table:table-cell>
          <table:table-cell office:value-type="string">
            <text:p><text:a xlink:href="https://in.element14.com/stmicroelectronics/stm32f070f6p6tr/mcu-32bit-48mhz-tssop-20/dp/3129808?ost=3129808&amp;ddkey=https%3Aen-IN%2FElement14_India%2Fsearch">https://in.element14.com/stmicroelectronics/stm32f070f6p6tr/mcu-32bit-48mhz-tssop-20/dp/3129808?ost=31298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I2C Temperature Sensor, DFN-6</text:p>
          </table:table-cell>
          <table:table-cell table:style-name="ce4" office:value-type="string">
            <text:p>Si7055-A20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Si7055-A20</text:p>
          </table:table-cell>
          <table:table-cell table:style-name="ce4" office:value-type="string">
            <text:p>Si705x_Footprint_P1.0mm</text:p>
          </table:table-cell>
          <table:table-cell table:style-name="ce4" office:value-type="string">
            <text:p>SI7055-A20-IMR</text:p>
          </table:table-cell>
          <table:table-cell table:style-name="ce4" office:value-type="string">
            <text:p>SILICON LAB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6.83">
            <text:p>106.83</text:p>
          </table:table-cell>
          <table:table-cell table:number-columns-repeated="2" table:style-name="ce4" office:value-type="float" office:value="1">
            <text:p>1</text:p>
          </table:table-cell>
          <table:table-cell table:formula="of:=[.K25]*[.M25]" office:value-type="float" office:value="106.83">
            <text:p>106.83</text:p>
          </table:table-cell>
          <table:table-cell table:style-name="ce4" office:value-type="string">
            <text:p><text:a xlink:href="https://in.element14.com/silicon-labs/si7055-a20-imr/temp-sensor-i2c-output-dfn-6/dp/3105973?ost=3105973&amp;ddkey=https%3Aen-IN%2FElement14_India%2Fsearch">https://in.element14.com/silicon-labs/si7055-a20-imr/temp-sensor-i2c-output-dfn-6/dp/3105973?ost=3105973&amp;ddkey=https%3Aen-IN%2FElement14_India%2Fsearch</text:a></text:p>
          </table:table-cell>
          <table:table-cell table:style-name="ce10" office:value-type="string">
            <text:p>Backorder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inear Voltage Regulator</text:p>
          </table:table-cell>
          <table:table-cell office:value-type="string">
            <text:p>LD39050PU33R</text:p>
          </table:table-cell>
          <table:table-cell office:value-type="string">
            <text:p>VR1</text:p>
          </table:table-cell>
          <table:table-cell office:value-type="string">
            <text:p>LD39050PU33R</text:p>
          </table:table-cell>
          <table:table-cell office:value-type="string">
            <text:p>voltage-reg</text:p>
          </table:table-cell>
          <table:table-cell office:value-type="string">
            <text:p>LD39050PU33R</text:p>
          </table:table-cell>
          <table:table-cell office:value-type="string">
            <text:p>STMICROELECTRON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9.6">
            <text:p>79.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6]*[.M26]" office:value-type="float" office:value="159.2">
            <text:p>159.2</text:p>
          </table:table-cell>
          <table:table-cell office:value-type="string">
            <text:p><text:a xlink:href="https://in.element14.com/stmicroelectronics/ld39050pu33r/ldo-fixed-3-3v-0-5a-dfn-6/dp/2762703">https://in.element14.com/stmicroelectronics/ld39050pu33r/ldo-fixed-3-3v-0-5a-dfn-6/dp/2762703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wo pin crystal</text:p>
          </table:table-cell>
          <table:table-cell office:value-type="string">
            <text:p>Crystal</text:p>
          </table:table-cell>
          <table:table-cell office:value-type="string">
            <text:p>Y1</text:p>
          </table:table-cell>
          <table:table-cell office:value-type="string">
            <text:p>12MHz</text:p>
          </table:table-cell>
          <table:table-cell office:value-type="string">
            <text:p>HC_49US-(AT49)_1</text:p>
          </table:table-cell>
          <table:table-cell office:value-type="string">
            <text:p>ABLS-12.000MHZ-B4-T</text:p>
          </table:table-cell>
          <table:table-cell office:value-type="string">
            <text:p>ABRAC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.89">
            <text:p>18.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7]*[.M27]" office:value-type="float" office:value="37.78">
            <text:p>37.78</text:p>
          </table:table-cell>
          <table:table-cell office:value-type="string">
            <text:p><text:a xlink:href="https://in.element14.com/abracon/abls-12-000mhz-b4-t/crystal-12mhz-18pf-hc-49us/dp/2467716">https://in.element14.com/abracon/abls-12-000mhz-b4-t/crystal-12mhz-18pf-hc-49us/dp/246771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4">
          <table:table-cell table:style-name="ce5"/>
          <table:table-cell table:style-name="ce5" office:value-type="string">
            <text:p>Board Summary</text:p>
          </table:table-cell>
          <table:table-cell table:number-columns-repeated="15"/>
        </table:table-row>
        <table:table-row table:style-name="ro1">
          <table:table-cell office:value-type="string">
            <text:p>Component Groups:</text:p>
          </table:table-cell>
          <table:table-cell office:value-type="float" office:value="26">
            <text:p>26</text:p>
          </table:table-cell>
          <table:table-cell table:number-columns-repeated="1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40">
            <text:p>40</text:p>
          </table:table-cell>
          <table:table-cell table:number-columns-repeated="15"/>
        </table:table-row>
        <table:table-row table:style-name="ro1">
          <table:table-cell office:value-type="string">
            <text:p>Fitted Components:</text:p>
          </table:table-cell>
          <table:table-cell office:value-type="float" office:value="40">
            <text:p>40</text:p>
          </table:table-cell>
          <table:table-cell table:number-columns-repeated="15"/>
        </table:table-row>
        <table:table-row table:style-name="ro1">
          <table:table-cell office:value-type="string">
            <text:p>Number of PCBs: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Total components: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office:value-type="string">
            <text:p>Schematic Version:</text:p>
          </table:table-cell>
          <table:table-cell office:value-type="string">
            <text:p>v1.0</text:p>
          </table:table-cell>
          <table:table-cell table:number-columns-repeated="15"/>
        </table:table-row>
        <table:table-row table:style-name="ro1">
          <table:table-cell office:value-type="string">
            <text:p>Schematic Date:</text:p>
          </table:table-cell>
          <table:table-cell office:value-type="string">
            <text:p>2019-09-12</text:p>
          </table:table-cell>
          <table:table-cell table:number-columns-repeated="15"/>
        </table:table-row>
        <table:table-row table:style-name="ro1">
          <table:table-cell office:value-type="string">
            <text:p>BoM Date:</text:p>
          </table:table-cell>
          <table:table-cell office:value-type="string">
            <text:p>12/05/19 17:01:08</text:p>
          </table:table-cell>
          <table:table-cell table:number-columns-repeated="15"/>
        </table:table-row>
        <table:table-row table:style-name="ro1">
          <table:table-cell office:value-type="string">
            <text:p>Schematic Source:</text:p>
          </table:table-cell>
          <table:table-cell office:value-type="string">
            <text:p>C:\Users\Suyash\Desktop\stm32f070-board\stm32f070-board\stm32f070-board.sch</text:p>
          </table:table-cell>
          <table:table-cell table:number-columns-repeated="15"/>
        </table:table-row>
        <table:table-row table:style-name="ro1">
          <table:table-cell office:value-type="string">
            <text:p>KiCad Version:</text:p>
          </table:table-cell>
          <table:table-cell office:value-type="string">
            <text:p>Eeschema (5.0.1)-3</text:p>
          </table:table-cell>
          <table:table-cell table:number-columns-repeated="15"/>
        </table:table-row>
      </table:table>
      <table:table table:name="Purchas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1008" table:default-cell-style-name="Default"/>
        <table:table-row table:style-name="ro1">
          <table:table-cell table:style-name="ce14" office:value-type="string">
            <text:p>Component Purchase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>
            <text:p>Sl.No</text:p>
          </table:table-cell>
          <table:table-cell office:value-type="string">
            <text:p>Source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cal Purchase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15" office:value-type="string">
            <text:p>Element 14 – Onlin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bu.in – Online</text:p>
          </table:table-cell>
          <table:table-cell table:style-name="ce15"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>
            <text:p>1. Local Purchase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Remarks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3 C5 C11</text:p>
          </table:table-cell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8</text:p>
          </table:table-cell>
          <table:table-cell table:style-name="ce2" office:value-type="string">
            <text:p>100uF</text:p>
          </table:table-cell>
          <table:table-cell table:style-name="ce2" office:value-type="float" office:value="1">
            <text:p>1</text:p>
          </table:table-cell>
          <table:table-cell office:value-type="string">
            <text:p>Use 4.7uF if you don't find 100uF in local market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2</text:p>
          </table:table-cell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C4 C6 C10 C12</text:p>
          </table:table-cell>
          <table:table-cell table:style-name="ce3" office:value-type="string">
            <text:p>1uF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7 C9</text:p>
          </table:table-cell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1</text:p>
          </table:table-cell>
          <table:table-cell table:style-name="ce2" office:value-type="string">
            <text:p>4.7uF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1" office:value-type="string">
            <text:p>2. Element 1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D3</text:p>
          </table:table-cell>
          <table:table-cell office:value-type="string">
            <text:p>LED_RGB</text:p>
          </table:table-cell>
          <table:table-cell office:value-type="float" office:value="1">
            <text:p>1</text:p>
          </table:table-cell>
          <table:table-cell office:value-type="float" office:value="23.14">
            <text:p>23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25]*[.H25]" office:value-type="float" office:value="69.42">
            <text:p>69.42</text:p>
          </table:table-cell>
          <table:table-cell office:value-type="string">
            <text:p><text:a xlink:href="https://in.element14.com/cree/clx6f-fkc-cnp1st1e1bb7d3d3/led-aec-q101-rgb-750-1350-240mcd/dp/2840590?st=rgb%20led">https://in.element14.com/cree/clx6f-fkc-cnp1st1e1bb7d3d3/led-aec-q101-rgb-750-1350-240mcd/dp/2840590?st=rgb%20led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3">
          <table:table-cell office:value-type="float" office:value="8">
            <text:p>8</text:p>
          </table:table-cell>
          <table:table-cell/>
          <table:table-cell office:value-type="string">
            <text:p>D1</text:p>
          </table:table-cell>
          <table:table-cell office:value-type="string">
            <text:p>PWR_LED</text:p>
          </table:table-cell>
          <table:table-cell office:value-type="float" office:value="1">
            <text:p>1</text:p>
          </table:table-cell>
          <table:table-cell office:value-type="float" office:value="30.17">
            <text:p>30.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26]*[.H26]" office:value-type="float" office:value="90.51">
            <text:p>90.51</text:p>
          </table:table-cell>
          <table:table-cell table:style-name="ce6" office:value-type="string">
            <text:p><text:a xlink:href="https://in.element14.com/vishay/tlms1000-gs08/led-0603-red-4mcd-628nm/dp/1328308">https://in.element14.com/vishay/tlms1000-gs08/led-0603-red-4mcd-628nm/dp/1328308</text:a> 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D4</text:p>
          </table:table-cell>
          <table:table-cell office:value-type="string">
            <text:p>USR_LED1</text:p>
          </table:table-cell>
          <table:table-cell office:value-type="float" office:value="1">
            <text:p>1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7]*[.H27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D2</text:p>
          </table:table-cell>
          <table:table-cell office:value-type="string">
            <text:p>USR_LED2</text:p>
          </table:table-cell>
          <table:table-cell office:value-type="float" office:value="1">
            <text:p>1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8]*[.H28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:en-IN/Element14_India/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J1 J2</text:p>
          </table:table-cell>
          <table:table-cell office:value-type="string">
            <text:p>USB_B_Micro</text:p>
          </table:table-cell>
          <table:table-cell office:value-type="float" office:value="2">
            <text:p>2</text:p>
          </table:table-cell>
          <table:table-cell office:value-type="float" office:value="66.26">
            <text:p>66.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F29]*[.H29]" office:value-type="float" office:value="265.04">
            <text:p>265.04</text:p>
          </table:table-cell>
          <table:table-cell office:value-type="string">
            <text:p><text:a xlink:href="https://in.element14.com/molex/47346-0001/usb-conn-2-0-micro-usb-type-b/dp/1568026?st=mirco%20usb%20connector">https://in.element14.com/molex/47346-0001/usb-conn-2-0-micro-usb-type-b/dp/1568026?st=mirco usb connector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F30]*[.H30]" office:value-type="float" office:value="11.2">
            <text:p>11.2</text:p>
          </table:table-cell>
          <table:table-cell office:value-type="string">
            <text:p><text:a xlink:href="https://in.element14.com/walsin/wr06x000-ptl/res-0r0-0603-thick-film/dp/2502392RL">https://in.element14.com/walsin/wr06x000-ptl/res-0r0-0603-thick-film/dp/2502392RL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F31]*[.H31]" office:value-type="float" office:value="6.93">
            <text:p>6.93</text:p>
          </table:table-cell>
          <table:table-cell office:value-type="string">
            <text:p><text:a xlink:href="https://in.element14.com/walsin/wr06x1002ftl/res-10k-1-75v-0603-thick-film/dp/2502397">https://in.element14.com/walsin/wr06x1002ftl/res-10k-1-75v-0603-thick-film/dp/2502397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float" office:value="1">
            <text:p>1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F32]*[.H32]" office:value-type="float" office:value="6.93">
            <text:p>6.93</text:p>
          </table:table-cell>
          <table:table-cell office:value-type="string">
            <text:p><text:a xlink:href="https://in.element14.com/walsin/wr06x30r0ftl/res-30r-1-0-1w-0603-thick-film/dp/2670750">https://in.element14.com/walsin/wr06x30r0ftl/res-30r-1-0-1w-0603-thick-film/dp/267075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0">
            <text:p>10</text:p>
          </table:table-cell>
          <table:table-cell table:formula="of:=[.F33]*[.H33]" office:value-type="float" office:value="2.8">
            <text:p>2.8</text:p>
          </table:table-cell>
          <table:table-cell office:value-type="string">
            <text:p><text:a xlink:href="https://in.element14.com/multicomp/mcwr06x62r0ftl/res-62r-1-0-1w-thick-film/dp/2447415">https://in.element14.com/multicomp/mcwr06x62r0ftl/res-62r-1-0-1w-thick-film/dp/2447415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10">
            <text:p>10</text:p>
          </table:table-cell>
          <table:table-cell table:formula="of:=[.F34]*[.H34]" office:value-type="float" office:value="2.9">
            <text:p>2.9</text:p>
          </table:table-cell>
          <table:table-cell office:value-type="string">
            <text:p><text:a xlink:href="https://in.element14.com/multicomp/mcwr06x7500ftl/res-750r-1-0-1w-thick-film/dp/2447432">https://in.element14.com/multicomp/mcwr06x7500ftl/res-750r-1-0-1w-thick-film/dp/2447432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10">
            <text:p>10</text:p>
          </table:table-cell>
          <table:table-cell table:formula="of:=[.F35]*[.H35]" office:value-type="float" office:value="2.7">
            <text:p>2.7</text:p>
          </table:table-cell>
          <table:table-cell office:value-type="string">
            <text:p><text:a xlink:href="https://in.element14.com/multicomp/mcwr06x82r0ftl/res-82r-1-0-1w-thick-film/dp/2447439">https://in.element14.com/multicomp/mcwr06x82r0ftl/res-82r-1-0-1w-thick-film/dp/2447439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SW1</text:p>
          </table:table-cell>
          <table:table-cell office:value-type="string">
            <text:p>SW_DPDT_x2</text:p>
          </table:table-cell>
          <table:table-cell office:value-type="float" office:value="1">
            <text:p>1</text:p>
          </table:table-cell>
          <table:table-cell office:value-type="float" office:value="35.22">
            <text:p>35.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6]*[.H36]" office:value-type="float" office:value="70.44">
            <text:p>70.44</text:p>
          </table:table-cell>
          <table:table-cell office:value-type="string">
            <text:p><text:a xlink:href="https://in.element14.com/c-k-components/js202011jcqn/slide-switch-dpdt-0-3a-6vdc-smd/dp/2931766">https://in.element14.com/c-k-components/js202011jcqn/slide-switch-dpdt-0-3a-6vdc-smd/dp/293176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SW2 SW3</text:p>
          </table:table-cell>
          <table:table-cell office:value-type="string">
            <text:p>SW_Push</text:p>
          </table:table-cell>
          <table:table-cell office:value-type="float" office:value="2">
            <text:p>2</text:p>
          </table:table-cell>
          <table:table-cell office:value-type="float" office:value="22.21">
            <text:p>22.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F37]*[.H37]" office:value-type="float" office:value="88.84">
            <text:p>88.84</text:p>
          </table:table-cell>
          <table:table-cell office:value-type="string">
            <text:p><text:a xlink:href="https://in.element14.com/alcoswitch-te-connectivity/fsmsm/switch-spst-0-05a-24vdc-smd/dp/1703878">https://in.element14.com/alcoswitch-te-connectivity/fsmsm/switch-spst-0-05a-24vdc-smd/dp/1703878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U3</text:p>
          </table:table-cell>
          <table:table-cell office:value-type="string">
            <text:p>MCP9700AT-ETT</text:p>
          </table:table-cell>
          <table:table-cell office:value-type="float" office:value="1">
            <text:p>1</text:p>
          </table:table-cell>
          <table:table-cell office:value-type="float" office:value="22.64">
            <text:p>22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8]*[.H38]" office:value-type="float" office:value="45.28">
            <text:p>45.28</text:p>
          </table:table-cell>
          <table:table-cell office:value-type="string">
            <text:p><text:a xlink:href="https://in.element14.com/microchip/mcp9700at-e-tt/sensor-temperature-1deg-c-3sot23/dp/1605577">https://in.element14.com/microchip/mcp9700at-e-tt/sensor-temperature-1deg-c-3sot23/dp/1605577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U2</text:p>
          </table:table-cell>
          <table:table-cell office:value-type="string">
            <text:p>STM32F070F6P6</text:p>
          </table:table-cell>
          <table:table-cell office:value-type="float" office:value="1">
            <text:p>1</text:p>
          </table:table-cell>
          <table:table-cell office:value-type="float" office:value="103.4">
            <text:p>103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9]*[.H39]" office:value-type="float" office:value="206.8">
            <text:p>206.8</text:p>
          </table:table-cell>
          <table:table-cell office:value-type="string">
            <text:p><text:a xlink:href="https://in.element14.com/stmicroelectronics/stm32f070f6p6tr/mcu-32bit-48mhz-tssop-20/dp/3129808?ost=3129808&amp;ddkey=https%3Aen-IN%2FElement14_India%2Fsearch">https://in.element14.com/stmicroelectronics/stm32f070f6p6tr/mcu-32bit-48mhz-tssop-20/dp/3129808?ost=31298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string">
            <text:p>U4</text:p>
          </table:table-cell>
          <table:table-cell table:style-name="ce4" office:value-type="string">
            <text:p>Si7055-A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.83">
            <text:p>106.83</text:p>
          </table:table-cell>
          <table:table-cell table:number-columns-repeated="2" table:style-name="ce4" office:value-type="float" office:value="1">
            <text:p>1</text:p>
          </table:table-cell>
          <table:table-cell table:formula="of:=[.F40]*[.H40]" office:value-type="float" office:value="106.83">
            <text:p>106.83</text:p>
          </table:table-cell>
          <table:table-cell table:style-name="ce4" office:value-type="string">
            <text:p><text:a xlink:href="https://in.element14.com/silicon-labs/si7055-a20-imr/temp-sensor-i2c-output-dfn-6/dp/3105973?ost=3105973&amp;ddkey=https%3Aen-IN%2FElement14_India%2Fsearch">https://in.element14.com/silicon-labs/si7055-a20-imr/temp-sensor-i2c-output-dfn-6/dp/3105973?ost=3105973&amp;ddkey=https%3Aen-IN%2FElement14_India%2Fsearch</text:a></text:p>
          </table:table-cell>
          <table:table-cell table:style-name="ce10" office:value-type="string">
            <text:p>Backorder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VR1</text:p>
          </table:table-cell>
          <table:table-cell office:value-type="string">
            <text:p>LD39050PU33R</text:p>
          </table:table-cell>
          <table:table-cell office:value-type="float" office:value="1">
            <text:p>1</text:p>
          </table:table-cell>
          <table:table-cell office:value-type="float" office:value="79.6">
            <text:p>79.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1]*[.H41]" office:value-type="float" office:value="159.2">
            <text:p>159.2</text:p>
          </table:table-cell>
          <table:table-cell office:value-type="string">
            <text:p><text:a xlink:href="https://in.element14.com/stmicroelectronics/ld39050pu33r/ldo-fixed-3-3v-0-5a-dfn-6/dp/2762703">https://in.element14.com/stmicroelectronics/ld39050pu33r/ldo-fixed-3-3v-0-5a-dfn-6/dp/2762703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Y1</text:p>
          </table:table-cell>
          <table:table-cell office:value-type="string">
            <text:p>12MHz</text:p>
          </table:table-cell>
          <table:table-cell office:value-type="float" office:value="1">
            <text:p>1</text:p>
          </table:table-cell>
          <table:table-cell office:value-type="float" office:value="18.89">
            <text:p>18.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2]*[.H42]" office:value-type="float" office:value="37.78">
            <text:p>37.78</text:p>
          </table:table-cell>
          <table:table-cell office:value-type="string">
            <text:p><text:a xlink:href="https://in.element14.com/abracon/abls-12-000mhz-b4-t/crystal-12mhz-18pf-hc-49us/dp/2467716">https://in.element14.com/abracon/abls-12-000mhz-b4-t/crystal-12mhz-18pf-hc-49us/dp/246771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>
            <text:p>3. Robu.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  <table:table-cell table:number-columns-repeated="1007"/>
        </table:table-row>
        <table:table-row table:style-name="ro1">
          <table:table-cell office:value-type="string">
            <text:p>Programmer</text:p>
          </table:table-cell>
          <table:table-cell table:number-columns-repeated="1018"/>
        </table:table-row>
        <table:table-row table:style-name="ro1">
          <table:table-cell office:value-type="string">
            <text:p>USB Logic Analyser</text:p>
          </table:table-cell>
          <table:table-cell table:number-columns-repeated="1018"/>
        </table:table-row>
        <table:table-row table:style-name="ro1">
          <table:table-cell office:value-type="string">
            <text:p>GPIO Expander</text:p>
          </table:table-cell>
          <table:table-cell table:number-columns-repeated="1018"/>
        </table:table-row>
        <table:table-row table:style-name="ro1">
          <table:table-cell office:value-type="string">
            <text:p>Misclaneous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Bold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17/12/2019</text:date>, <text:time>12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2:02:39.65</dc:date>
    <meta:generator>OpenOffice/4.1.2$Win32 OpenOffice.org_project/412m3$Build-9782</meta:generator>
    <meta:editing-duration>PT10H20M27S</meta:editing-duration>
    <meta:editing-cycles>11</meta:editing-cycles>
    <meta:printed-by>Suyash </meta:printed-by>
    <meta:print-date>2019-12-06T10:14:23.28</meta:print-date>
    <dc:creator>Suyash </dc:creator>
    <meta:document-statistic meta:table-count="2" meta:cell-count="756" meta:object-count="0"/>
  </office:meta>
</office:document-meta>
</file>